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8pt" officeooo:rsid="000ae263" officeooo:paragraph-rsid="000ae263" style:font-size-asian="15.75pt" style:font-size-complex="18pt"/>
    </style:style>
    <style:style style:name="P2" style:family="paragraph" style:parent-style-name="Standard">
      <style:text-properties style:font-name="Ubuntu" fo:font-size="18pt" officeooo:rsid="0009fef3" officeooo:paragraph-rsid="0009fef3" style:font-size-asian="15.75pt" style:font-size-complex="18pt"/>
    </style:style>
    <style:style style:name="P3" style:family="paragraph" style:parent-style-name="Heading_20_2">
      <style:text-properties fo:font-variant="normal" fo:text-transform="none" style:font-name="Quicksand" fo:letter-spacing="normal" fo:font-style="normal" fo:font-weight="normal" officeooo:rsid="0009a0f7" officeooo:paragraph-rsid="0009fef3"/>
    </style:style>
    <style:style style:name="P4" style:family="paragraph" style:parent-style-name="Text_20_body">
      <style:text-properties fo:font-variant="normal" fo:text-transform="none" style:font-name="Quicksand" fo:letter-spacing="normal" fo:font-style="normal" fo:font-weight="normal" officeooo:rsid="0009a0f7" officeooo:paragraph-rsid="0009fef3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style:font-name="Quicksand" fo:letter-spacing="normal" fo:font-style="normal" fo:font-weight="normal" officeooo:rsid="000ae263" officeooo:paragraph-rsid="000ae263"/>
    </style:style>
    <style:style style:name="P6" style:family="paragraph" style:parent-style-name="Heading_20_2">
      <style:text-properties style:font-name="Quicksand" officeooo:rsid="0009a0f7" officeooo:paragraph-rsid="0009fef3"/>
    </style:style>
    <style:style style:name="P7" style:family="paragraph" style:parent-style-name="Text_20_body">
      <style:text-properties officeooo:paragraph-rsid="000de4ad"/>
    </style:style>
    <style:style style:name="P8" style:family="paragraph" style:parent-style-name="Text_20_body">
      <style:text-properties style:font-name="Quicksand" fo:font-weight="normal" officeooo:rsid="000de4ad" officeooo:paragraph-rsid="0009fef3" style:font-weight-asian="normal" style:font-weight-complex="normal"/>
    </style:style>
    <style:style style:name="P9" style:family="paragraph" style:parent-style-name="Text_20_body">
      <style:text-properties style:font-name="Quicksand" fo:font-weight="normal" officeooo:rsid="000de4ad" officeooo:paragraph-rsid="000de4ad" style:font-weight-asian="normal" style:font-weight-complex="normal"/>
    </style:style>
    <style:style style:name="P10" style:family="paragraph" style:parent-style-name="Text_20_body">
      <style:text-properties style:font-name="Quicksand" officeooo:rsid="000de4ad" officeooo:paragraph-rsid="000de4ad"/>
    </style:style>
    <style:style style:name="P11" style:family="paragraph" style:parent-style-name="Text_20_body">
      <style:text-properties fo:font-variant="normal" fo:text-transform="none" style:font-name="Quicksand" fo:letter-spacing="normal" fo:font-style="normal" fo:font-weight="normal" officeooo:rsid="000fb9e3" officeooo:paragraph-rsid="000fb9e3"/>
    </style:style>
    <style:style style:name="P12" style:family="paragraph" style:parent-style-name="Text_20_body" style:list-style-name="L1">
      <style:text-properties style:font-name="Quicksand" officeooo:rsid="000fb9e3" officeooo:paragraph-rsid="000fb9e3"/>
    </style:style>
    <style:style style:name="P13" style:family="paragraph" style:parent-style-name="Text_20_body" style:list-style-name="L2">
      <style:text-properties style:font-name="Quicksand" officeooo:rsid="000fb9e3"/>
    </style:style>
    <style:style style:name="P14" style:family="paragraph" style:parent-style-name="Text_20_body" style:list-style-name="L3">
      <style:text-properties style:font-name="Quicksand" officeooo:rsid="000fb9e3"/>
    </style:style>
    <style:style style:name="P15" style:family="paragraph" style:parent-style-name="Text_20_body" style:list-style-name="L4">
      <style:text-properties style:font-name="Quicksand" officeooo:rsid="000fb9e3"/>
    </style:style>
    <style:style style:name="P16" style:family="paragraph" style:parent-style-name="Text_20_body" style:list-style-name="L5">
      <style:text-properties style:font-name="Quicksand" officeooo:rsid="000fb9e3"/>
    </style:style>
    <style:style style:name="P17" style:family="paragraph" style:parent-style-name="Text_20_body">
      <style:text-properties officeooo:paragraph-rsid="000fb9e3"/>
    </style:style>
    <style:style style:name="T1" style:family="text">
      <style:text-properties officeooo:rsid="000d6db0"/>
    </style:style>
    <style:style style:name="T2" style:family="text">
      <style:text-properties officeooo:rsid="000de4ad"/>
    </style:style>
    <style:style style:name="T3" style:family="text">
      <style:text-properties style:font-name="Quicksand" fo:font-weight="bold" officeooo:rsid="000de4ad" style:font-weight-asian="bold" style:font-weight-complex="bold"/>
    </style:style>
    <style:style style:name="T4" style:family="text">
      <style:text-properties style:font-name="Quicksand" fo:font-weight="normal" officeooo:rsid="000de4a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style:font-name="Quicksand" fo:letter-spacing="normal" fo:font-style="normal" fo:font-weight="normal" officeooo:rsid="000fb9e3"/>
    </style:style>
    <style:style style:name="T9" style:family="text">
      <style:text-properties officeooo:rsid="000fb9e3"/>
    </style:style>
    <style:style style:name="T10" style:family="text">
      <style:text-properties officeooo:rsid="0009fef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orando o Padrão Publish/Subscribe com RabbitMQ: Construindo um Bot</text:p>
      <text:p text:style-name="P2"/>
      <text:h text:style-name="P3" text:outline-level="2"><text:bookmark text:name="1-objetivo-do-projeto"/>1. Objetivo do projeto</text:h>
      <text:p text:style-name="P4"/>
      <text:p text:style-name="P5"><text:span text:style-name="T1">O objetivo do projeto e explorar o padrão publish/ Subscribe </text:span><text:span text:style-name="T2">ultilizando o rabbitmq</text:span><text:span text:style-name="T1">, para construir um bot </text:span><text:span text:style-name="T2">no qual vai fornecer a quantidade de bicicletas, para a c</text:span>idade de Curitiba, <text:span text:style-name="T2">em tempo real.</text:span></text:p>
      <text:h text:style-name="P6" text:outline-level="2"><text:bookmark text:name="2-tecnologias-utilizadas"/>2. Tecnologias utilizadas</text:h>
      <text:p text:style-name="P7">🐍 <text:span text:style-name="Strong_20_Emphasis">Python </text:span><text:span text:style-name="T3"><text:s/></text:span><text:span text:style-name="T4">Linguagem para desenvolvimento do bot</text:span></text:p>
      <text:p text:style-name="P8"><text:span text:style-name="T5">📡 </text:span><text:span text:style-name="Strong_20_Emphasis">RabbitMQ</text:span>: Serviço de mensageria </text:p>
      <text:p text:style-name="P9"><text:span text:style-name="T5">🎮 </text:span><text:span text:style-name="Strong_20_Emphasis">Discord</text:span><text:span text:style-name="T5">: </text:span><text:s/>Serviço de mensageria </text:p>
      <text:p text:style-name="P10"><text:span text:style-name="T5">⚡ </text:span><text:span text:style-name="Strong_20_Emphasis">Redis</text:span><text:span text:style-name="T5">: </text:span><text:span text:style-name="T6">Banco nosql de chave valor usado para cache e otimização da consulta.</text:span></text:p>
      <text:h text:style-name="P3" text:outline-level="2"><text:bookmark text:name="3-arquitetura-da-solução"/>3. Arquitetura da solução</text:h>
      <text:p text:style-name="P11">O bot ira ser dividido em duas partes:</text:p>
      <text:p text:style-name="P11">- Envia a requisição da api para uma fila.</text:p>
      <text:p text:style-name="P11">- Essa requisição vai ser consumida pelos bots do telegram e discord</text:p>
      <text:p text:style-name="P11"/>
      <text:p text:style-name="P11">3.1 – Requisitios funcionais</text:p>
      <text:p text:style-name="P11"/>
      <text:p text:style-name="P11"><text:tab/>RF1 - O sistema deve se conectar à API de bicicletas compartilhadas de Curitiba e coletar os dados em tempo real.</text:p>
      <text:list text:style-name="L1">
        <text:list-header>
          <text:p text:style-name="P12"><text:span text:style-name="T7">RF2 - </text:span>O sistema deve publicar as informações coletadas em uma fila do <text:span text:style-name="Strong_20_Emphasis">RabbitMQ</text:span>.</text:p>
        </text:list-header>
      </text:list>
      <text:list text:style-name="L2">
        <text:list-header>
          <text:p text:style-name="P13">RF3-O sistema deve seguir o padrão <text:span text:style-name="Strong_20_Emphasis">Publish/Subscribe</text:span>, permitindo múltiplos consumidores simultâneos.</text:p>
        </text:list-header>
      </text:list>
      <text:list text:style-name="L3">
        <text:list-header>
          <text:p text:style-name="P14">RF4 -O bot do <text:span text:style-name="Strong_20_Emphasis">Discord</text:span> deve consumir a fila e responder aos usuários com a quantidade de bicicletas disponíveis.</text:p>
        </text:list-header>
      </text:list>
      <text:list text:style-name="L4">
        <text:list-header>
          <text:p text:style-name="P15">RF5 -O bot do <text:span text:style-name="Strong_20_Emphasis">Telegram</text:span> deve consumir a fila e responder aos usuários com a quantidade de bicicletas disponíveis.</text:p>
        </text:list-header>
      </text:list>
      <text:list text:style-name="L5">
        <text:list-header>
          <text:p text:style-name="P16">RF6 -O sistema deve armazenar os dados de consulta em cache utilizando <text:span text:style-name="Strong_20_Emphasis">Redis</text:span>, reduzindo a latência de resposta.</text:p>
          <text:p text:style-name="P16"><text:soft-page-break/>RF7 -O bot deve permitir que o usuário solicite informações em tempo real sobre bicicletas disponíveis em Curitiba.</text:p>
        </text:list-header>
      </text:list>
      <text:p text:style-name="P11"/>
      <text:p text:style-name="P4"/>
      <text:p text:style-name="P11">3.2- Requisitos não funcionais </text:p>
      <text:p text:style-name="P11">RNF1- As respostas do bot devem ser fornecidas em tempo real (latência &lt; 2 segundos em média).</text:p>
      <text:p text:style-name="P17"><text:span text:style-name="T8">RNF2-</text:span>A arquitetura deve suportar múltiplos consumidores e filas sem alteração no código do publisher.</text:p>
      <text:p text:style-name="P17"><text:span text:style-name="T9">RF3-</text:span>Todo o sistema deve ser empacotado em <text:span text:style-name="Strong_20_Emphasis">Docker Compose</text:span> para fácil implantação em qualquer ambiente.</text:p>
      <text:p text:style-name="P17"><text:span text:style-name="T9">RF4- </text:span>O código deve ser modular, seguindo boas práticas de clean code e separação de responsabilidades.</text:p>
      <text:h text:style-name="P3" text:outline-level="2"/>
      <text:p text:style-name="P11"/>
      <text:p text:style-name="P4"/>
      <text:h text:style-name="P3" text:outline-level="2"><text:span text:style-name="T10">5</text:span>. <text:span text:style-name="T10">Vídeo com a demonstração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8-18T20:32:18.724998543</dc:date>
    <meta:editing-duration>PT46M24S</meta:editing-duration>
    <meta:editing-cycles>4</meta:editing-cycles>
    <meta:document-statistic meta:table-count="0" meta:image-count="0" meta:object-count="0" meta:page-count="2" meta:paragraph-count="26" meta:word-count="313" meta:character-count="1912" meta:non-whitespace-character-count="1624"/>
  </office:meta>
</office:document-meta>
</file>